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BC_3a_paragraph">
      <style:text-properties officeooo:rsid="0019668c" officeooo:paragraph-rsid="0019668c"/>
    </style:style>
    <style:style style:name="P2" style:family="paragraph" style:parent-style-name="SBC_3a_paragraph">
      <style:text-properties officeooo:rsid="001a98a4" officeooo:paragraph-rsid="001a98a4"/>
    </style:style>
    <style:style style:name="P3" style:family="paragraph" style:parent-style-name="SBC_3a_paragraph">
      <style:text-properties officeooo:rsid="001bc9d7" officeooo:paragraph-rsid="001bc9d7"/>
    </style:style>
    <style:style style:name="P4" style:family="paragraph" style:parent-style-name="SBC_3a_email">
      <style:text-properties officeooo:paragraph-rsid="0019668c"/>
    </style:style>
    <style:style style:name="P5" style:family="paragraph" style:parent-style-name="SBC_3a_title_3a_2">
      <style:text-properties officeooo:rsid="001a9562" officeooo:paragraph-rsid="0019668c"/>
    </style:style>
    <style:style style:name="P6" style:family="paragraph" style:parent-style-name="SBC_3a_title_3a_2">
      <style:text-properties officeooo:paragraph-rsid="0019668c"/>
    </style:style>
    <style:style style:name="P7" style:family="paragraph" style:parent-style-name="SBC_3a_title_3a_2">
      <style:text-properties officeooo:paragraph-rsid="001a98a4"/>
    </style:style>
    <style:style style:name="P8" style:family="paragraph" style:parent-style-name="SBC_3a_paragraph_3a_first">
      <style:text-properties officeooo:rsid="0019668c" officeooo:paragraph-rsid="0019668c"/>
    </style:style>
    <style:style style:name="P9" style:family="paragraph" style:parent-style-name="SBC_3a_paragraph_3a_first">
      <style:text-properties officeooo:paragraph-rsid="0019668c"/>
    </style:style>
    <style:style style:name="P10" style:family="paragraph" style:parent-style-name="SBC_3a_paragraph_3a_first">
      <style:text-properties officeooo:rsid="001a98a4" officeooo:paragraph-rsid="001a98a4"/>
    </style:style>
    <style:style style:name="P11" style:family="paragraph" style:parent-style-name="SBC_3a_paragraph_3a_first">
      <style:text-properties officeooo:rsid="001bc9d7" officeooo:paragraph-rsid="001bc9d7"/>
    </style:style>
    <style:style style:name="P12" style:family="paragraph" style:parent-style-name="SBC_3a_paragraph_3a_first">
      <style:text-properties officeooo:paragraph-rsid="001bc9d7"/>
    </style:style>
    <style:style style:name="P13" style:family="paragraph" style:parent-style-name="SBC_3a_title" style:master-page-name="Standard">
      <style:paragraph-properties style:page-number="auto"/>
      <style:text-properties officeooo:rsid="00174b97" officeooo:paragraph-rsid="0019668c"/>
    </style:style>
    <style:style style:name="P14" style:family="paragraph" style:parent-style-name="SBC_3a_institution">
      <style:text-properties officeooo:paragraph-rsid="0019668c"/>
    </style:style>
    <style:style style:name="P15" style:family="paragraph" style:parent-style-name="SBC_3a_title_3a_1">
      <style:text-properties officeooo:rsid="0019668c" officeooo:paragraph-rsid="0019668c"/>
    </style:style>
    <style:style style:name="P16" style:family="paragraph" style:parent-style-name="SBC_3a_title_3a_1">
      <style:text-properties officeooo:paragraph-rsid="0019668c"/>
    </style:style>
    <style:style style:name="P17" style:family="paragraph" style:parent-style-name="SBC_3a_title_3a_1">
      <style:text-properties officeooo:rsid="001a98a4" officeooo:paragraph-rsid="001a98a4"/>
    </style:style>
    <style:style style:name="P18" style:family="paragraph" style:parent-style-name="SBC_3a_title_3a_1">
      <style:text-properties officeooo:rsid="001bc9d7" officeooo:paragraph-rsid="001bc9d7"/>
    </style:style>
    <style:style style:name="P19" style:family="paragraph" style:parent-style-name="SBC_3a_author_28_s_29_">
      <style:text-properties officeooo:paragraph-rsid="0019668c"/>
    </style:style>
    <style:style style:name="P20" style:family="paragraph" style:parent-style-name="SBC_3a_reference">
      <style:text-properties officeooo:paragraph-rsid="001bc9d7"/>
    </style:style>
    <style:style style:name="P21" style:family="paragraph" style:parent-style-name="SBC_3a_address">
      <style:text-properties officeooo:paragraph-rsid="0019668c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9f54a" style:font-style-asian="italic" style:font-style-complex="italic"/>
    </style:style>
    <style:style style:name="T5" style:family="text">
      <style:text-properties officeooo:rsid="0019668c"/>
    </style:style>
    <style:style style:name="T6" style:family="text">
      <style:text-properties officeooo:rsid="0021bf8a"/>
    </style:style>
    <style:style style:name="T7" style:family="text">
      <style:text-properties officeooo:rsid="000bf3b5"/>
    </style:style>
    <style:style style:name="T8" style:family="text">
      <style:text-properties officeooo:rsid="001ba804"/>
    </style:style>
    <style:style style:name="T9" style:family="text">
      <style:text-properties officeooo:rsid="001a98a4"/>
    </style:style>
    <style:style style:name="T10" style:family="text">
      <style:text-properties officeooo:rsid="001bc9d7"/>
    </style:style>
    <style:style style:name="T11" style:family="text">
      <style:text-properties officeooo:rsid="001e362f"/>
    </style:style>
    <style:style style:name="T12" style:family="text">
      <style:text-properties officeooo:rsid="001f4a92"/>
    </style:style>
    <style:style style:name="T13" style:family="text">
      <style:text-properties officeooo:rsid="00190b93"/>
    </style:style>
    <style:style style:name="T14" style:family="text">
      <style:text-properties officeooo:rsid="0019f54a"/>
    </style:style>
    <style:style style:name="T15" style:family="text">
      <style:text-properties officeooo:rsid="001c0d8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taques de negação de serviço <text:span text:style-name="T6">e seu impacto econômico</text:span></text:p>
      <text:p text:style-name="P19"><text:span text:style-name="T7">Lucas David Vadilho</text:span></text:p>
      <text:p text:style-name="P14">Universidade Federal do <text:span text:style-name="T7">ABC </text:span>(<text:span text:style-name="T7">UFABC</text:span>)</text:p>
      <text:p text:style-name="P21"><text:span text:style-name="T7">Santo André</text:span> – <text:span text:style-name="T7">SP </text:span>– Bra<text:span text:style-name="T7">s</text:span>il</text:p>
      <text:p text:style-name="P4"><text:span text:style-name="T7">lucas.david</text:span>@<text:span text:style-name="T7">aluno.ufabc.edu.br</text:span></text:p>
      <text:p text:style-name="SBC_3a_resumo"><text:span text:style-name="T2">Resumo.</text:span> <text:span text:style-name="T15">Este artigo é um esboço do projeto da disciplina de Segurança de Dados, ele descreve os tópicos e apresenta as referências que serão exploradas na pesquisa sobre ataques de negação de serviço</text:span>.</text:p>
      <text:h text:style-name="P15" text:outline-level="1">Introdução</text:h>
      <text:p text:style-name="P9">Esta seção possui o objetivo de descrever sucintamente o que são ataques de negação de serviço, explicar quem os realiza e quais são as principais motivações por trás do ataque.</text:p>
      <text:p text:style-name="P1">Todas as referências serão utilizadas nesta seção.</text:p>
      <text:h text:style-name="P15" text:outline-level="1">Tipos de DoS</text:h>
      <text:p text:style-name="P8">Aqui vamos descrever como o DoS pode ser dividido em categorias de acordo com <text:span text:style-name="T9">[</text:span>Laufer et al., 2005<text:span text:style-name="T9">]</text:span>.</text:p>
      <text:p text:style-name="P1">A principal referência desta seção e suas subseções é <text:span text:style-name="T9">[</text:span>Laufer et al., 2005<text:span text:style-name="T9">]</text:span>.</text:p>
      <text:h text:style-name="P5" text:outline-level="2">Ataques por <text:span text:style-name="T8">I</text:span>nundação</text:h>
      <text:h text:style-name="P5" text:outline-level="2">Ataques por <text:span text:style-name="T8">r</text:span>efletor</text:h>
      <text:h text:style-name="P6" text:outline-level="2">Ataques a infra-estrutura <text:span text:style-name="T8">de rede</text:span></text:h>
      <text:h text:style-name="P6" text:outline-level="2">Ataques por vulnerabilidade</text:h>
      <text:h text:style-name="SBC_3a_title_3a_2" text:outline-level="2">Ataques distribuídos</text:h>
      <text:h text:style-name="P16" text:outline-level="1"><text:span text:style-name="T5">Técnicas de ataque</text:span></text:h>
      <text:p text:style-name="P10">O objetivo desta seção é apresentar conceitualmente algumas técnicas de ataque e ferramentas que as implementam.</text:p>
      <text:p text:style-name="P2">As principais referências desta seção e suas subseções são [Laufer et al., 2005] e [Côrrea et al., 2013].</text:p>
      <text:h text:style-name="P7" text:outline-level="2"><text:soft-page-break/>Ferramentas de ataque</text:h>
      <text:h text:style-name="P17" text:outline-level="1">Técnicas de defesa</text:h>
      <text:p text:style-name="P10">De maneira similar ao tópico anterior, nesta seção vamos focar no conceito de técnicas de defesa e ferramentas que as implementam.</text:p>
      <text:p text:style-name="P2">As principais referências desta seção e suas subseções são [Laufer et al., 2005] e [<text:span text:style-name="T10">Feinstein</text:span> et al., 20<text:span text:style-name="T10">0</text:span>3].</text:p>
      <text:h text:style-name="P7" text:outline-level="2"><text:span text:style-name="T9">Ferramentas de defesa</text:span></text:h>
      <text:h text:style-name="P18" text:outline-level="1">Impactos econômicos do DoS</text:h>
      <text:p text:style-name="P11">Esta seção tem o objetivo de aprofundar a discussão das motivações por trás dos ataques e suas consequências econômicas.</text:p>
      <text:p text:style-name="P3">As principais referências desta seção são [Vasudevan et al., 2007], [Goldfarb 2005] e relatórios de empresas com foco em segurança.</text:p>
      <text:h text:style-name="P18" text:outline-level="1">Conclusão</text:h>
      <text:p text:style-name="P12"/>
      <text:p text:style-name="SBC_3a_references">References</text:p>
      <text:p text:style-name="P20"><text:span text:style-name="T7">Laufer, Rafael P., Igor M. Moraes, Pedro B. Velloso, Marco DD Bicudo, Miguel Elias M. Campista, Daniel de O. Cunha, L. H. M. K. Costa, e O. C. M. B. Duarte. “Negação de serviço: Ataques e contramedidas.” Livro Texto dos Mini-cursos do V Simpósio Brasileiro de Segurança da Informação e de Sistemas Computacionais (2005).</text:span></text:p>
      <text:p text:style-name="P20">Corrêa, André Luiz Riccó, <text:span text:style-name="T13">e</text:span> Henrique Pachioni Martins. “Monitoramento de <text:span text:style-name="T14">A</text:span>taques de <text:span text:style-name="T14">N</text:span>egação de <text:span text:style-name="T14">S</text:span>erviço: Um <text:span text:style-name="T14">C</text:span>aso <text:span text:style-name="T14">P</text:span>rático <text:span text:style-name="T14">U</text:span>tilizando <text:span text:style-name="T4">S</text:span><text:span text:style-name="T3">lowloris”</text:span> Faculdade de Tecnologia de Bauru (FATEC) (2013).</text:p>
      <text:p text:style-name="P20">Feinstein, Laura, Dan Schnackenberg, Ravindra Balupari, and Darrell Kindred. “Statistical approaches to DDoS attack detection and response.” In Proceedings DARPA information survivability conference and exposition, vol. 1, pp. 303-314. IEEE, 2003.</text:p>
      <text:p text:style-name="P20">Vasudevan, Rangarajan, Z. Morley Mao, Oliver Spatscheck, and Jacobus Van der Merwe. “MIDAS: An impact scale for DDoS attacks.” In 2007 15th IEEE Workshop on Local &amp; Metropolitan Area Networks, pp. 200-205. IEEE, 2007.</text:p>
      <text:p text:style-name="P20">Goldfarb, Avi. “Why Do Denial of Service Attacks Reduce Future Visits? Switching Costs vs. Changing Preferences.” In WEIS. 2005.</text:p>
      <text:p text:style-name="P20"><text:span text:style-name="T11">Ponemon Institute LLC. “The Cost of Denial-of-Service Attacks.” </text:span><text:soft-page-break/><text:a xlink:type="simple" xlink:href="https://www.akamai.com/us/en/multimedia/documents/content/the-cost-of-denial-of-services-attacks.pdf" text:style-name="Internet_20_link" text:visited-style-name="Visited_20_Internet_20_Link">https://www.akamai.com/us/en/multimedia/documents/content/the-cost-of-denial-of-services-attacks.pdf</text:a> <text:span text:style-name="T11">(Acessado em Março de 2020)</text:span></text:p>
      <text:p text:style-name="P20"><text:span text:style-name="T11">Arbor Institute White Paper. “The Risk vs Cost of Enterprise DDoS Protection” </text:span><text:a xlink:type="simple" xlink:href="https://pages.arbornetworks.com/rs/arbor/images/Whitepaper_Risk_vs_Cost_Enterprise_DDOS_Protection.pdf" text:style-name="Internet_20_link" text:visited-style-name="Visited_20_Internet_20_Link">https://pages.arbornetworks.com/rs/arbor/images/Whitepaper_Risk_vs_Cost_Enterprise_DDOS_Protection.pdf</text:a> <text:span text:style-name="T11">(Acessado em Março de 2020)</text:span></text:p>
      <text:p text:style-name="P20"><text:span text:style-name="T11">Cloudflare. “Famous DDoS Attacks”</text:span><text:a xlink:type="simple" xlink:href="https://www.cloudflare.com/learning/ddos/famous-ddos-attacks/" text:style-name="Internet_20_link" text:visited-style-name="Visited_20_Internet_20_Link">https://www.cloudflare.com/learning/ddos/famous-ddos-attacks/</text:a> <text:span text:style-name="T12">(Acessado em Março de 202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Times2" svg:font-family="Times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loext:contextual-spacing="false" fo:text-align="center" style:justify-single-word="false" style:page-number="auto"/>
      <style:text-properties fo:color="#000000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loext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loext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loext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loext:contextual-spacing="false" fo:text-align="center" style:justify-single-word="false" fo:orphans="2" fo:widows="2" fo:text-indent="0cm" style:auto-text-indent="false" style:page-number="auto"/>
      <style:text-properties style:use-window-font-color="true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loext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loext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loext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loext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loext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loext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loext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loext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0.75cm"/>
      </text:outline-level-style>
      <text:outline-level-style text:level="2" style:num-suffix="." style:num-format="1" text:display-levels="2">
        <style:list-level-properties text:min-label-width="1cm"/>
      </text:outline-level-style>
      <text:outline-level-style text:level="3" style:num-suffix="." style:num-format="1" text:display-levels="3">
        <style:list-level-properties text:min-label-width="1.251cm"/>
      </text:outline-level-style>
      <text:outline-level-style text:level="4" style:num-suffix="." style:num-format="1" text:display-levels="4">
        <style:list-level-properties text:min-label-width="1.524cm"/>
      </text:outline-level-style>
      <text:outline-level-style text:level="5" style:num-suffix="." style:num-format="1" text:display-levels="5">
        <style:list-level-properties text:min-label-width="1.778cm"/>
      </text:outline-level-style>
      <text:outline-level-style text:level="6" style:num-suffix="." style:num-format="1" text:display-levels="6">
        <style:list-level-properties text:min-label-width="2.032cm"/>
      </text:outline-level-style>
      <text:outline-level-style text:level="7" style:num-suffix="." style:num-format="1" text:display-levels="7">
        <style:list-level-properties text:min-label-width="2.286cm"/>
      </text:outline-level-style>
      <text:outline-level-style text:level="8" style:num-suffix="." style:num-format="1" text:display-levels="8">
        <style:list-level-properties text:min-label-width="2.54cm"/>
      </text:outline-level-style>
      <text:outline-level-style text:level="9" style:num-suffix="." style:num-format="1" text:display-levels="9">
        <style:list-level-properties text:min-label-width="2.794cm"/>
      </text:outline-level-style>
      <text:outline-level-style text:level="10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0-08-03T10:11:27.48</meta:creation-date>
    <dc:language>pt-BR</dc:language>
    <meta:editing-cycles>4</meta:editing-cycles>
    <meta:editing-duration>PT9M24S</meta:editing-duration>
    <dc:date>2020-03-04T17:10:12.459775803</dc:date>
    <meta:document-statistic meta:table-count="0" meta:image-count="0" meta:object-count="0" meta:page-count="3" meta:paragraph-count="38" meta:word-count="492" meta:character-count="3401" meta:non-whitespace-character-count="2958"/>
    <meta:user-defined meta:name="Info 1"/>
    <meta:user-defined meta:name="Info 2"/>
    <meta:user-defined meta:name="Info 3"/>
    <meta:user-defined meta:name="Info 4"/>
  </office:meta>
</office:document-meta>
</file>